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10_13-22-41_000.jpg</text:p>
          </table:table-cell>
          <table:table-cell table:style-name="ce17" office:value-type="string">
            <text:p>:m RES 1*1 / free# JVEMV6 70#_37 / 70. CO2 / w:iron-carbide;FTS;reduced-iron,topic=~,other=~,think~,doc=r-11-1</text:p>
          </table:table-cell>
          <table:table-cell table:style-name="ce4"/>
          <table:table-cell table:style-name="ce4"/>
          <table:table-cell table:style-name="ce4" office:value-type="string">
            <text:p>N-35-35-28.614807 E-139-34-49.105224</text:p>
          </table:table-cell>
          <table:table-cell table:style-name="ce37" table:formula="of:=IF([.E2]=&quot;&quot;;[.C2];CONCATENATE([.C2];&quot; / &quot;;[.E2]))" office:value-type="string" office:string-value=":m RES 1*1 / free# JVEMV6 70#_37 / 70. CO2 / w:iron-carbide;FTS;reduced-iron,topic=~,other=~,think~,doc=r-11-1">
            <text:p>:m RES 1*1 / free# JVEMV6 70#_37 / 70. CO2 / w:iron-carbide;FTS;reduced-iron,topic=~,other=~,think~,doc=r-11-1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10_16-57-11_000.jpg</text:p>
          </table:table-cell>
          <table:table-cell table:style-name="ce17" office:value-type="string">
            <text:p>:m RES 1-3*3 / free# JVEMV6 71#_17 / 71. logic / w:terminological-interpretation;interpretation-function;,topic=~,other=~,think~,doc=d~13-2#6.4</text:p>
          </table:table-cell>
          <table:table-cell table:style-name="ce4"/>
          <table:table-cell table:style-name="ce4"/>
          <table:table-cell table:style-name="ce4" office:value-type="string">
            <text:p>N-35-35-28.710937 E-139-34-49.434814</text:p>
          </table:table-cell>
          <table:table-cell table:style-name="ce37" table:formula="of:=IF([.E3]=&quot;&quot;;[.C3];CONCATENATE([.C3];&quot; / &quot;;[.E3]))" office:value-type="string" office:string-value=":m RES 1-3*3 / free# JVEMV6 71#_17 / 71. logic / w:terminological-interpretation;interpretation-function;,topic=~,other=~,think~,doc=d~13-2#6.4">
            <text:p>:m RES 1-3*3 / free# JVEMV6 71#_17 / 71. logic / w:terminological-interpretation;interpretation-function;,topic=~,other=~,think~,doc=d~13-2#6.4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4-10_19-07-47_000.jpg</text:p>
          </table:table-cell>
          <table:table-cell table:style-name="ce17" office:value-type="string">
            <text:p>:m :篠笛,shinobue 1*1 / session-memo / s.1: prac:prev-1:R-2:cake-id=~ \\\ s.2:todays-melody,genr=~,for=~,key=A,tempo=70,R=~,i.f.=~ \\\ s.3:research:alternative-fingering</text:p>
          </table:table-cell>
          <table:table-cell table:style-name="ce18"/>
          <table:table-cell table:style-name="ce4"/>
          <table:table-cell table:style-name="ce4" office:value-type="string">
            <text:p>N-35-35-28.683471 E-139-34-49.324951</text:p>
          </table:table-cell>
          <table:table-cell table:style-name="ce37" table:formula="of:=IF([.E4]=&quot;&quot;;[.C4];CONCATENATE([.C4];&quot; / &quot;;[.E4]))" office:value-type="string" office:string-value=":m :篠笛,shinobue 1*1 / session-memo / s.1: prac:prev-1:R-2:cake-id=~ \\\ s.2:todays-melody,genr=~,for=~,key=A,tempo=70,R=~,i.f.=~ \\\ s.3:research:alternative-fingering">
            <text:p>:m :篠笛,shinobue 1*1 / session-memo / s.1: prac:prev-1:R-2:cake-id=~ \\\ s.2:todays-melody,genr=~,for=~,key=A,tempo=70,R=~,i.f.=~ \\\ s.3:research:alternative-fingering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10_21-09-03_000.jpg</text:p>
          </table:table-cell>
          <table:table-cell table:style-name="ce17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752136 E-139-34-49.215087</text:p>
          </table:table-cell>
          <table:table-cell table:style-name="ce37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11_03-41-21_000.jpg</text:p>
          </table:table-cell>
          <table:table-cell table:style-name="ce18" office:value-type="string">
            <text:p>:m other / log / 寝る前　ウェブ閲覧　記録　（for オナニー） / 了 </text:p>
          </table:table-cell>
          <table:table-cell table:style-name="ce19"/>
          <table:table-cell table:style-name="ce4"/>
          <table:table-cell table:style-name="ce4" office:value-type="string">
            <text:p>N-35-35-28.49121 E-139-34-49.105224</text:p>
          </table:table-cell>
          <table:table-cell table:style-name="ce37" table:formula="of:=IF([.E6]=&quot;&quot;;[.C6];CONCATENATE([.C6];&quot; / &quot;;[.E6]))" office:value-type="string" office:string-value=":m other / log / 寝る前　ウェブ閲覧　記録　（for オナニー） / 了 ">
            <text:p>:m other / log / 寝る前　ウェブ閲覧　記録　（for オナニー） / 了 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11_03-41-27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49121 E-139-34-49.105224</text:p>
          </table:table-cell>
          <table:table-cell table:style-name="ce37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11_10-56-36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72467 E-139-34-49.324951</text:p>
          </table:table-cell>
          <table:table-cell table:style-name="ce37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4-11_11-18-10_000.jpg</text:p>
          </table:table-cell>
          <table:table-cell table:style-name="ce23" office:value-type="string">
            <text:p>:tome/ (J*) / topic=やること / content=俺の仕事：CO2関連；logic；笛</text:p>
          </table:table-cell>
          <table:table-cell table:style-name="ce19"/>
          <table:table-cell table:style-name="ce4"/>
          <table:table-cell table:style-name="ce4" office:value-type="string">
            <text:p>N-35-35-28.72467 E-139-34-49.270019</text:p>
          </table:table-cell>
          <table:table-cell table:style-name="ce37" table:formula="of:=IF([.E9]=&quot;&quot;;[.C9];CONCATENATE([.C9];&quot; / &quot;;[.E9]))" office:value-type="string" office:string-value=":tome/ (J*) / topic=やること / content=俺の仕事：CO2関連；logic；笛">
            <text:p>:tome/ (J*) / topic=やること / content=俺の仕事：CO2関連；logic；笛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4" office:value-type="string">
            <text:p>2021-04-11_11-18-20_000.jpg</text:p>
          </table:table-cell>
          <table:table-cell table:style-name="ce17" office:value-type="string">
            <text:p>:m 記録 / お酒：飲んだ量</text:p>
          </table:table-cell>
          <table:table-cell table:style-name="ce17"/>
          <table:table-cell table:style-name="ce4"/>
          <table:table-cell table:style-name="ce4" office:value-type="string">
            <text:p>N-35-35-28.683471 E-139-34-49.160156</text:p>
          </table:table-cell>
          <table:table-cell table:style-name="ce37" table:formula="of:=IF([.E10]=&quot;&quot;;[.C10];CONCATENATE([.C10];&quot; / &quot;;[.E10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7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8"/>
          <table:table-cell table:style-name="ce4"/>
          <table:table-cell table:style-name="ce4"/>
          <table:table-cell table:style-name="ce37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0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1">2021/04/11</text:date>, <text:time>12:37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11T12:37:12.80</dc:date>
    <dc:creator>iwabuchi ken</dc:creator>
    <meta:editing-duration>P32DT14H22M11S</meta:editing-duration>
    <meta:editing-cycles>12110</meta:editing-cycles>
    <meta:document-statistic meta:table-count="1" meta:cell-count="346" meta:object-count="0"/>
  </office:meta>
</office:document-meta>
</file>